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Config( String [ ] suffixList , String servletURI , String baseDi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handle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Suffix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Servl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init( String [ ] suffix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getBas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Config( List suffixList , String servletURI , String baseDi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reateBase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